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62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0.631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465a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ff4000"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gr1" style:family="graphic" style:parent-style-name="Default">
      <style:graphic-properties draw:fill-color="#00a933" draw:textarea-horizontal-align="justify" draw:textarea-vertical-align="middle" draw:auto-grow-height="false" fo:min-height="0.421cm" fo:min-width="4.316cm" loext:decorative="false"/>
      <style:paragraph-properties style:writing-mode="lr-tb"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gr2" style:family="graphic" style:parent-style-name="Default">
      <style:graphic-properties draw:textarea-horizontal-align="justify" draw:textarea-vertical-align="middle" draw:auto-grow-height="false" fo:min-height="0.421cm" fo:min-width="2.358cm" loext:decorative="false"/>
      <style:paragraph-properties style:writing-mode="lr-tb"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gr3" style:family="graphic" style:parent-style-name="Default">
      <style:graphic-properties draw:textarea-horizontal-align="justify" draw:textarea-vertical-align="middle" draw:auto-grow-height="false" fo:min-height="0.421cm" fo:min-width="2.99cm" loext:decorative="false"/>
      <style:paragraph-properties style:writing-mode="lr-tb"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gr4" style:family="graphic" style:parent-style-name="Default">
      <style:graphic-properties draw:textarea-horizontal-align="justify" draw:textarea-vertical-align="middle" draw:auto-grow-height="false" fo:min-height="0.421cm" fo:min-width="4.897cm" loext:decorative="false"/>
      <style:paragraph-properties style:writing-mode="lr-tb"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gr5" style:family="graphic" style:parent-style-name="Default">
      <style:graphic-properties draw:textarea-horizontal-align="justify" draw:textarea-vertical-align="middle" draw:auto-grow-height="false" fo:min-height="0.421cm" fo:min-width="1.753cm" loext:decorative="false"/>
      <style:paragraph-properties style:writing-mode="lr-tb"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gr6" style:family="graphic" style:parent-style-name="Default">
      <style:graphic-properties draw:fill-color="#00a933" draw:textarea-horizontal-align="justify" draw:textarea-vertical-align="middle" draw:auto-grow-height="false" fo:min-height="0.421cm" fo:min-width="3.621cm" loext:decorative="false"/>
      <style:paragraph-properties style:writing-mode="lr-tb"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gr7" style:family="graphic" style:parent-style-name="Default">
      <style:graphic-properties draw:textarea-horizontal-align="justify" draw:textarea-vertical-align="middle" draw:auto-grow-height="false" fo:min-height="0.421cm" fo:min-width="3.634cm" loext:decorative="false"/>
      <style:paragraph-properties style:writing-mode="lr-tb"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gr8" style:family="graphic" style:parent-style-name="Default">
      <style:graphic-properties draw:fill-color="#00a933" draw:textarea-horizontal-align="justify" draw:textarea-vertical-align="middle" draw:auto-grow-height="false" fo:min-height="0.421cm" fo:min-width="4.241cm" loext:decorative="false"/>
      <style:paragraph-properties style:writing-mode="lr-tb"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gr9" style:family="graphic" style:parent-style-name="Default">
      <style:graphic-properties draw:textarea-horizontal-align="justify" draw:textarea-vertical-align="middle" draw:auto-grow-height="false" fo:min-height="0.421cm" fo:min-width="3.659cm" loext:decorative="false"/>
      <style:paragraph-properties style:writing-mode="lr-tb"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gr10" style:family="graphic" style:parent-style-name="Default">
      <style:graphic-properties draw:textarea-horizontal-align="justify" draw:textarea-vertical-align="middle" draw:auto-grow-height="false" fo:min-height="0.421cm" fo:min-width="4.91cm" loext:decorative="false"/>
      <style:paragraph-properties style:writing-mode="lr-tb"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gr11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2" style:family="graphic" style:parent-style-name="Default">
      <style:graphic-properties draw:fill-color="#00a933" draw:textarea-horizontal-align="justify" draw:textarea-vertical-align="middle" draw:auto-grow-height="false" fo:min-height="0.421cm" fo:min-width="5.491cm" loext:decorative="false"/>
      <style:paragraph-properties style:writing-mode="lr-tb"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gr13" style:family="graphic" style:parent-style-name="Default">
      <style:graphic-properties draw:textarea-horizontal-align="justify" draw:textarea-vertical-align="middle" draw:auto-grow-height="false" fo:min-height="0.421cm" fo:min-width="3.003cm" loext:decorative="false"/>
      <style:paragraph-properties style:writing-mode="lr-tb"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gr14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5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7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8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9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0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1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2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3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4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-color="#00a933"/>
      <style:paragraph-properties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2" table:default-cell-style-name="ce2"/>
        <table:table-column table:style-name="co3" table:number-columns-repeated="44" table:default-cell-style-name="Default"/>
        <table:table-column table:style-name="co4" table:number-columns-repeated="16337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1633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>
            <draw:custom-shape draw:z-index="0" draw:name="Фигура 1" draw:style-name="gr1" draw:text-style-name="P2" xml:id="id10" draw:id="id10" svg:width="4.316cm" svg:height="0.421cm" svg:x="0.039cm" svg:y="0.001cm">
              <text:p text:style-name="P1">100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6"/>
          <table:table-cell>
            <draw:custom-shape draw:z-index="4" draw:name="Фигура 3" draw:style-name="gr2" draw:text-style-name="P3" xml:id="id1" draw:id="id1" svg:width="2.358cm" svg:height="0.421cm" svg:x="0.023cm" svg:y="0.001cm">
              <text:p text:style-name="P1">1003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draw:z-index="5" draw:name="Фигура 4" draw:style-name="gr3" draw:text-style-name="P3" xml:id="id3" draw:id="id3" svg:width="2.99cm" svg:height="0.421cm" svg:x="0.014cm" svg:y="0.001cm">
              <text:p text:style-name="P1">100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draw:z-index="6" draw:name="Фигура 5" draw:style-name="gr4" draw:text-style-name="P3" xml:id="id4" draw:id="id4" svg:width="4.897cm" svg:height="0.421cm" svg:x="0.002cm" svg:y="0.001cm">
              <text:p text:style-name="P1">1005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6"/>
          <table:table-cell>
            <draw:custom-shape draw:z-index="7" draw:name="Фигура 6" draw:style-name="gr5" draw:text-style-name="P3" xml:id="id8" draw:id="id8" svg:width="1.753cm" svg:height="0.421cm" svg:x="0.615cm" svg:y="0.001cm">
              <text:p text:style-name="P1">1006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>
            <draw:custom-shape draw:z-index="1" draw:name="Фигура 2" draw:style-name="gr6" draw:text-style-name="P2" xml:id="id9" draw:id="id9" svg:width="3.621cm" svg:height="0.421cm" svg:x="0.074cm" svg:y="0.018cm">
              <text:p text:style-name="P1">1002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4"/>
          <table:table-cell>
            <draw:custom-shape draw:z-index="8" draw:name="Фигура 7" draw:style-name="gr7" draw:text-style-name="P3" xml:id="id2" draw:id="id2" svg:width="3.634cm" svg:height="0.421cm" svg:x="0.001cm" svg:y="0.001cm">
              <text:p text:style-name="P1">100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4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1; 1002</text:p>
          </table:table-cell>
          <table:table-cell table:number-columns-repeated="16"/>
          <table:table-cell>
            <draw:custom-shape draw:z-index="2" draw:name="Фигура 8" draw:style-name="gr8" draw:text-style-name="P2" xml:id="id5" draw:id="id5" svg:width="4.241cm" svg:height="0.421cm" svg:x="0.014cm" svg:y="0.012cm">
              <text:p text:style-name="P1">1008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6"/>
          <table:table-cell>
            <draw:custom-shape draw:z-index="9" draw:name="Фигура 10" draw:style-name="gr9" draw:text-style-name="P3" xml:id="id6" draw:id="id6" svg:width="3.659cm" svg:height="0.421cm" svg:x="-0.001cm" svg:y="0.012cm">
              <text:p text:style-name="P1">1010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draw:z-index="11" draw:name="Фигура 12" draw:style-name="gr10" draw:text-style-name="P3" xml:id="id7" draw:id="id7" svg:width="4.91cm" svg:height="0.421cm" svg:x="0.616cm" svg:y="0.012cm">
              <text:p text:style-name="P1">1012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1003" calcext:value-type="float">
            <text:p>1003</text:p>
          </table:table-cell>
          <table:table-cell table:number-columns-repeated="13"/>
          <table:table-cell>
            <draw:connector draw:z-index="17" draw:style-name="gr11" draw:text-style-name="P4" draw:type="line" svg:x1="-1.408cm" svg:y1="-1.377cm" svg:x2="1.896cm" svg:y2="-0.848cm" draw:start-shape="id1" draw:end-shape="id2" draw:end-glue-point="3" svg:d="M11493 740l3304 529" svg:viewBox="0 0 3305 530">
              <text:p/>
            </draw:connector>
          </table:table-cell>
          <table:table-cell table:number-columns-repeated="2"/>
          <table:table-cell>
            <draw:custom-shape draw:z-index="3" draw:name="Фигура 9" draw:style-name="gr12" draw:text-style-name="P2" xml:id="id11" draw:id="id11" svg:width="5.491cm" svg:height="0.421cm" svg:x="0.014cm" svg:y="0.013cm">
              <text:p text:style-name="P1">1009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draw:z-index="10" draw:name="Фигура 11" draw:style-name="gr13" draw:text-style-name="P3" xml:id="id12" draw:id="id12" svg:width="3.003cm" svg:height="0.421cm" svg:x="0.626cm" svg:y="0.013cm">
              <text:p text:style-name="P1">101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6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>
            <draw:connector draw:z-index="12" draw:style-name="gr14" draw:text-style-name="P4" draw:type="line" svg:x1="3.635cm" svg:y1="-1.906cm" svg:x2="3.791cm" svg:y2="-1.906cm" draw:start-shape="id3" draw:start-glue-point="1" draw:end-shape="id4" svg:d="M14642 740h156" svg:viewBox="0 0 157 1">
              <text:p/>
            </draw:connector>
            <draw:connector draw:z-index="14" draw:style-name="gr15" draw:text-style-name="P4" draw:type="line" svg:x1="0.486cm" svg:y1="-1.906cm" svg:x2="0.645cm" svg:y2="-1.906cm" draw:start-shape="id1" draw:end-shape="id3" draw:end-glue-point="3" svg:d="M11493 740h159" svg:viewBox="0 0 160 1">
              <text:p/>
            </draw:connector>
          </table:table-cell>
          <table:table-cell>
            <draw:connector draw:z-index="16" draw:style-name="gr16" draw:text-style-name="P4" draw:type="line" svg:x1="7.413cm" svg:y1="-0.836cm" svg:x2="7.577cm" svg:y2="-0.836cm" draw:start-shape="id5" draw:start-glue-point="1" draw:end-shape="id6" svg:d="M19051 1810h164" svg:viewBox="0 0 165 1">
              <text:p/>
            </draw:connector>
          </table:table-cell>
          <table:table-cell>
            <draw:connector draw:z-index="15" draw:style-name="gr17" draw:text-style-name="P4" draw:type="line" svg:x1="6.781cm" svg:y1="-0.836cm" svg:x2="10.719cm" svg:y2="-0.836cm" draw:start-shape="id5" draw:start-glue-point="1" draw:end-shape="id7" svg:d="M19051 1810h3938" svg:viewBox="0 0 3939 1">
              <text:p/>
            </draw:connector>
          </table:table-cell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  <draw:connector draw:z-index="18" draw:style-name="gr18" draw:text-style-name="P4" draw:type="line" svg:x1="4.268cm" svg:y1="-1.906cm" svg:x2="4.404cm" svg:y2="-1.906cm" draw:start-shape="id4" draw:start-glue-point="1" draw:end-shape="id8" svg:d="M19695 740h136" svg:viewBox="0 0 137 1">
              <text:p/>
            </draw:connector>
          </table:table-cell>
          <table:table-cell table:style-name="ce6" office:value-type="float" office:value="3" calcext:value-type="float">
            <text:p>3</text:p>
            <draw:connector draw:z-index="19" draw:style-name="gr19" draw:text-style-name="P4" draw:type="line" svg:x1="6.816cm" svg:y1="-0.836cm" svg:x2="6.931cm" svg:y2="-0.836cm" draw:start-shape="id6" draw:start-glue-point="1" draw:end-shape="id7" svg:d="M22874 1810h115" svg:viewBox="0 0 116 1">
              <text:p/>
            </draw:connector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  <draw:connector draw:z-index="20" draw:style-name="gr20" draw:text-style-name="P4" draw:type="line" svg:x1="-8.303cm" svg:y1="-1.36cm" svg:x2="-8.186cm" svg:y2="-1.906cm" draw:start-shape="id9" draw:start-glue-point="1" draw:end-shape="id1" svg:d="M9018 1286l117-546" svg:viewBox="0 0 118 547">
              <text:p/>
            </draw:connector>
          </table:table-cell>
          <table:table-cell table:style-name="ce6" office:value-type="float" office:value="6" calcext:value-type="float">
            <text:p>6</text:p>
          </table:table-cell>
          <table:table-cell table:number-columns-repeated="16359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table:number-columns-repeated="15"/>
          <table:table-cell>
            <draw:connector draw:z-index="13" draw:style-name="gr21" draw:text-style-name="P4" draw:type="line" svg:x1="0.478cm" svg:y1="-2.435cm" svg:x2="0.633cm" svg:y2="-1.906cm" draw:start-shape="id3" draw:start-glue-point="1" draw:end-shape="id2" svg:d="M14642 740l155 529" svg:viewBox="0 0 156 530">
              <text:p/>
            </draw:connector>
          </table:table-cell>
          <table:table-cell table:number-columns-repeated="6"/>
          <table:table-cell>
            <draw:connector draw:z-index="21" draw:style-name="gr22" draw:text-style-name="P4" draw:type="line" svg:x1="-9.537cm" svg:y1="-2.435cm" svg:x2="-9.449cm" svg:y2="-2.435cm" draw:start-shape="id10" draw:start-glue-point="1" draw:end-shape="id1" svg:d="M9047 740h88" svg:viewBox="0 0 89 1">
              <text:p/>
            </draw:connector>
          </table:table-cell>
          <table:table-cell table:number-columns-repeated="1635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3;1004</text:p>
          </table:table-cell>
          <table:table-cell table:number-columns-repeated="15"/>
          <table:table-cell>
            <draw:connector draw:z-index="22" draw:style-name="gr23" draw:text-style-name="P4" draw:type="line" svg:x1="-3.77cm" svg:y1="2.117cm" svg:x2="-3.655cm" svg:y2="2.117cm" svg:d="M10394 5821h115" svg:viewBox="0 0 116 1">
              <text:p/>
            </draw:connector>
          </table:table-cell>
          <table:table-cell table:number-columns-repeated="16365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" calcext:value-type="float">
            <text:p>6</text:p>
          </table:table-cell>
          <table:table-cell office:value-type="float" office:value="1008" calcext:value-type="float">
            <text:p>1008</text:p>
          </table:table-cell>
          <table:table-cell table:number-columns-repeated="16381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5" calcext:value-type="float">
            <text:p>5</text:p>
          </table:table-cell>
          <table:table-cell office:value-type="float" office:value="1009" calcext:value-type="float">
            <text:p>1009</text:p>
          </table:table-cell>
          <table:table-cell table:number-columns-repeated="16381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8; 1010</text:p>
          </table:table-cell>
          <table:table-cell table:number-columns-repeated="10"/>
          <table:table-cell table:style-name="ce5" office:value-type="string" calcext:value-type="string">
            <text:p>Ответ: 6</text:p>
          </table:table-cell>
          <table:table-cell table:number-columns-repeated="16370"/>
        </table:table-row>
        <table:table-row table:style-name="ro1">
          <table:table-cell table:style-name="Default" table:number-columns-repeated="3"/>
          <table:table-cell table:number-columns-repeated="16"/>
          <table:table-cell>
            <draw:connector draw:z-index="23" draw:style-name="gr24" draw:text-style-name="P4" draw:type="line" svg:x1="5.505cm" svg:y1="-4.539cm" svg:x2="5.677cm" svg:y2="-4.539cm" draw:start-shape="id11" draw:end-shape="id12" svg:d="M20301 2340h172" svg:viewBox="0 0 173 1">
              <text:p/>
            </draw:connector>
          </table:table-cell>
          <table:table-cell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3-10-24T11:41:57</meta:creation-date>
    <dc:date>2026-03-04T13:00:54.107813653</dc:date>
    <meta:generator>LibreOffice/25.2.2.2$Linux_X86_64 LibreOffice_project/520$Build-2</meta:generator>
    <meta:editing-duration>PT6M9S</meta:editing-duration>
    <meta:editing-cycles>1</meta:editing-cycles>
    <meta:document-statistic meta:table-count="1" meta:cell-count="96" meta:object-count="24"/>
    <meta:user-defined meta:name="AppVersion">12.0000</meta:user-defined>
  </office:meta>
</office:document-meta>
</file>